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c72f" officeooo:paragraph-rsid="0004c72f"/>
    </style:style>
    <style:style style:name="P2" style:family="paragraph" style:parent-style-name="Standard">
      <style:text-properties style:font-name="monospace" officeooo:rsid="0004c72f" officeooo:paragraph-rsid="0004c72f"/>
    </style:style>
    <style:style style:name="P3" style:family="paragraph" style:parent-style-name="Standard">
      <style:text-properties officeooo:paragraph-rsid="0004c72f"/>
    </style:style>
    <style:style style:name="T1" style:family="text">
      <style:text-properties officeooo:rsid="0004c72f"/>
    </style:style>
    <style:style style:name="T2" style:family="text">
      <style:text-properties fo:color="#000000" loext:opacity="100%"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text:span text:style-name="T1">Dustin O’Brien Lab 9</text:span></text:p>
      <text:p text:style-name="P1">4/19/2023</text:p>
      <text:p text:style-name="P1">COSC 320 - 001</text:p>
      <text:p text:style-name="P3"/>
      <text:p text:style-name="P3"/>
      <text:p text:style-name="P3"/>
      <text:p text:style-name="P3"><text:span text:style-name="T1">This assignment took me 3 hours to complete most of my was on trying to understand the .dat file and how to implement it understanding functions and knowing what should be included in the main file and trying to figure what files to include and debugging</text:span></text:p>
      <text:p text:style-name="Standard"/>
      <text:p text:style-name="P1">Output:</text:p>
      <text:p text:style-name="P2"><text:span text:style-name="T2">INSERT A VERTEX CHAR </text:span><text:line-break/>G <text:line-break/>A: in-degree 2  out-degree 0 <text:line-break/>   Edges:  <text:line-break/>G: in-degree 1  out-degree 2 <text:line-break/>   Edges: C (1)  F (1)   <text:line-break/>C: in-degree 2  out-degree 2 <text:line-break/>   Edges: A (1)  F (1)   <text:line-break/>D: in-degree 1  out-degree 2 <text:line-break/>   Edges: G (1)  E (1)   <text:line-break/>E: in-degree 1  out-degree 1 <text:line-break/>   Edges: A (1)   <text:line-break/>F: in-degree 2  out-degree 2 <text:line-break/>   Edges: C (1)  D (1)  <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3-04-19T12:10:44.130574152</dc:date>
    <meta:editing-duration>PT8M11S</meta:editing-duration>
    <meta:editing-cycles>3</meta:editing-cycles>
    <meta:document-statistic meta:table-count="0" meta:image-count="0" meta:object-count="0" meta:page-count="1" meta:paragraph-count="6" meta:word-count="115" meta:character-count="645" meta:non-whitespace-character-count="481"/>
  </office:meta>
</office:document-meta>
</file>